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7000002B60C02F885.png" manifest:media-type="image/png"/>
  <manifest:file-entry manifest:full-path="Pictures/10000000000005460000029ECCF02ABF.png" manifest:media-type="image/png"/>
  <manifest:file-entry manifest:full-path="Pictures/10000201000005440000029E7BD6714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m2" text:anchor-type="paragraph" svg:x="0cm" svg:y="9.895cm" svg:width="17cm" svg:height="8.449cm" draw:z-index="1"><draw:image xlink:href="Pictures/10000201000005440000029E7BD67148.png" xlink:type="simple" xlink:show="embed" xlink:actuate="onLoad"/></draw:frame><draw:frame draw:style-name="fr1" draw:name="Imagem1" text:anchor-type="paragraph" svg:width="17cm" svg:height="8.437cm" draw:z-index="0"><draw:image xlink:href="Pictures/10000000000005460000029ECCF02ABF.png" xlink:type="simple" xlink:show="embed" xlink:actuate="onLoad"/></draw:frame></text:p>
      <text:p text:style-name="Standard"/>
      <text:p text:style-name="Standard"/>
      <text:p text:style-name="Standard"><draw:frame draw:style-name="fr1" draw:name="Imagem3" text:anchor-type="paragraph" svg:width="17cm" svg:height="8.837cm" draw:z-index="2"><draw:image xlink:href="Pictures/1000020100000537000002B60C02F88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38:10.957000000</meta:creation-date>
    <dc:date>2018-03-28T10:40:45.905000000</dc:date>
    <meta:editing-duration>P0D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